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style:font-name="Free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style:font-name="Free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Free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5.477cm" fo:min-width="10.3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7.805cm" fo:min-width="9.1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609cm" fo:min-width="4.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767cm" fo:min-width="4.9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974cm" fo:min-width="4.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0.847cm" fo:min-width="5.9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1.141cm" fo:min-width="1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1.141cm" fo:min-width="3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1.012cm" fo:min-width="3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0.346cm" svg:height="5.478cm" svg:x="14.37cm" svg:y="11.548cm"><text:p/><draw:enhanced-geometry svg:viewBox="0 0 21600 21600" draw:type="rectangle" draw:enhanced-path="M 0 0 L 21600 0 21600 21600 0 21600 0 0 Z N"/></draw:custom-shape><draw:line text:anchor-type="paragraph" draw:z-index="1" draw:name="Forme2" draw:style-name="gr2" draw:text-style-name="P2" svg:x1="14.37cm" svg:y1="12.871cm" svg:x2="24.715cm" svg:y2="12.871cm"><text:p/></draw:line><draw:line text:anchor-type="paragraph" draw:z-index="2" draw:name="Forme3" draw:style-name="gr2" draw:text-style-name="P2" svg:x1="17.44cm" svg:y1="12.871cm" svg:x2="17.44cm" svg:y2="17.025cm"><text:p/></draw:line><draw:line text:anchor-type="paragraph" draw:z-index="3" draw:name="Forme4" draw:style-name="gr2" draw:text-style-name="P2" svg:x1="21.885cm" svg:y1="12.898cm" svg:x2="21.885cm" svg:y2="17.026cm"><text:p/></draw:line><draw:frame text:anchor-type="paragraph" draw:z-index="4" draw:name="Forme5" draw:style-name="gr3" draw:text-style-name="P3" svg:width="8.679cm" svg:height="1.694cm" svg:x="15.032cm" svg:y="11.416cm"><draw:text-box><text:p/></draw:text-box></draw:frame><draw:frame text:anchor-type="paragraph" draw:z-index="5" draw:name="Forme6" draw:style-name="gr4" draw:text-style-name="P5" svg:width="9.023cm" svg:height="1.059cm" svg:x="15.323cm" svg:y="11.68cm"><draw:text-box><text:p text:style-name="P4"><text:span text:style-name="T1">Liste des champs</text:span></text:p></draw:text-box></draw:frame><draw:custom-shape text:anchor-type="paragraph" draw:z-index="6" draw:name="Forme7" draw:style-name="gr5" draw:text-style-name="P1" svg:width="9.129cm" svg:height="7.806cm" svg:x="15.244cm" svg:y="0.674cm"><text:p/><draw:enhanced-geometry svg:viewBox="0 0 21600 21600" draw:type="rectangle" draw:enhanced-path="M 0 0 L 21600 0 21600 21600 0 21600 0 0 Z N"/></draw:custom-shape><draw:custom-shape text:anchor-type="paragraph" draw:z-index="7" draw:name="Forme8" draw:style-name="gr6" draw:text-style-name="P1" svg:width="4.181cm" svg:height="0.609cm" svg:x="18.207cm" svg:y="1.759cm"><text:p/><draw:enhanced-geometry svg:viewBox="0 0 21600 21600" draw:type="rectangle" draw:enhanced-path="M 0 0 L 21600 0 21600 21600 0 21600 0 0 Z N"/></draw:custom-shape><draw:frame text:anchor-type="paragraph" draw:z-index="8" draw:name="Forme9" draw:style-name="gr7" draw:text-style-name="P7" svg:width="4.605cm" svg:height="0.609cm" svg:x="17.784cm" svg:y="1.759cm"><draw:text-box><text:p text:style-name="P6"><text:span text:style-name="T2">C</text:span><text:span text:style-name="T2">o</text:span><text:span text:style-name="T2">m</text:span><text:span text:style-name="T2">p</text:span><text:span text:style-name="T2">t</text:span><text:span text:style-name="T2">e</text:span><text:span text:style-name="T2">s</text:span></text:p></draw:text-box></draw:frame><draw:line text:anchor-type="paragraph" draw:z-index="9" draw:name="Forme10" draw:style-name="gr2" draw:text-style-name="P2" svg:x1="19.213cm" svg:y1="2.367cm" svg:x2="17.784cm" svg:y2="3.611cm"><text:p/></draw:line><draw:custom-shape text:anchor-type="paragraph" draw:z-index="10" draw:name="Forme11" draw:style-name="gr8" draw:text-style-name="P1" svg:width="4.975cm" svg:height="0.768cm" svg:x="15.984cm" svg:y="3.611cm"><text:p/><draw:enhanced-geometry svg:viewBox="0 0 21600 21600" draw:type="rectangle" draw:enhanced-path="M 0 0 L 21600 0 21600 21600 0 21600 0 0 Z N"/></draw:custom-shape><draw:line text:anchor-type="paragraph" draw:z-index="11" draw:name="Forme12" draw:style-name="gr2" draw:text-style-name="P2" svg:x1="18.207cm" svg:y1="2.129cm" svg:x2="12.386cm" svg:y2="2.155cm"><text:p/></draw:line><draw:custom-shape text:anchor-type="paragraph" draw:z-index="12" draw:name="Forme13" draw:style-name="gr9" draw:text-style-name="P1" svg:width="6.404cm" svg:height="1.377cm" svg:x="7.174cm" svg:y="1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Forme14" draw:style-name="gr10" draw:text-style-name="P9" svg:width="4.843cm" svg:height="0.768cm" svg:x="8.153cm" svg:y="1.679cm"><draw:text-box><text:p text:style-name="P8"><text:span text:style-name="T3">Fournisseur</text:span></text:p></draw:text-box></draw:frame><draw:frame text:anchor-type="paragraph" draw:z-index="14" draw:name="Forme15" draw:style-name="gr11" draw:text-style-name="P10" svg:width="4.287cm" svg:height="0.503cm" svg:x="16.355cm" svg:y="3.743cm"><draw:text-box><text:p text:style-name="P2">MicroPousse</text:p></draw:text-box></draw:frame><draw:line text:anchor-type="paragraph" draw:z-index="15" draw:name="Forme16" draw:style-name="gr2" draw:text-style-name="P2" svg:x1="17.36cm" svg:y1="4.378cm" svg:x2="18.709cm" svg:y2="5.913cm"><text:p/></draw:line><draw:custom-shape text:anchor-type="paragraph" draw:z-index="16" draw:name="Forme17" draw:style-name="gr12" draw:text-style-name="P1" svg:width="5.927cm" svg:height="0.847cm" svg:x="16.884cm" svg:y="5.648cm"><text:p/><draw:enhanced-geometry svg:viewBox="0 0 21600 21600" draw:type="rectangle" draw:enhanced-path="M 0 0 L 21600 0 21600 21600 0 21600 0 0 Z N"/></draw:custom-shape><draw:frame text:anchor-type="paragraph" draw:z-index="17" draw:name="Forme18" draw:style-name="gr13" draw:text-style-name="P3" svg:width="4.816cm" svg:height="0.715cm" svg:x="17.36cm" svg:y="5.78cm"><draw:text-box><text:p text:style-name="P2">Producteur</text:p></draw:text-box></draw:frame><draw:line text:anchor-type="paragraph" draw:z-index="18" draw:name="Forme19" draw:style-name="gr2" draw:text-style-name="P2" svg:x1="16.884cm" svg:y1="6.23cm" svg:x2="11.619cm" svg:y2="7.791cm"><text:p/></draw:line><draw:line text:anchor-type="paragraph" draw:z-index="19" draw:name="Forme20" draw:style-name="gr2" draw:text-style-name="P2" svg:x1="21.541cm" svg:y1="6.495cm" svg:x2="24.134cm" svg:y2="9.511cm"><text:p/></draw:line><draw:custom-shape text:anchor-type="paragraph" draw:z-index="20" draw:name="Forme21" draw:style-name="gr14" draw:text-style-name="P1" svg:width="2.567cm" svg:height="1.615cm" svg:x="23.657cm" svg:y="9.2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" draw:name="Forme22" draw:style-name="gr15" draw:text-style-name="P11" svg:width="1.562cm" svg:height="0.847cm" svg:x="24.134cm" svg:y="9.723cm"><draw:text-box><text:p text:style-name="P2"><text:span text:style-name="T4">RGPD</text:span></text:p></draw:text-box></draw:frame><draw:custom-shape text:anchor-type="paragraph" draw:z-index="22" draw:name="Forme23" draw:style-name="gr16" draw:text-style-name="P1" svg:width="5.478cm" svg:height="1.615cm" svg:x="6.301cm" svg:y="7.1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23" draw:style-name="gr17" draw:text-style-name="P1" svg:width="5.478cm" svg:height="1.43cm" svg:x="2.252cm" svg:y="4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4" draw:name="Forme24" draw:style-name="gr18" draw:text-style-name="P13" svg:width="4.287cm" svg:height="0.874cm" svg:x="6.83cm" svg:y="7.659cm"><draw:text-box><text:p text:style-name="P12"><text:span text:style-name="T5">Clients</text:span></text:p></draw:text-box></draw:frame><draw:frame text:anchor-type="paragraph" draw:z-index="25" draw:name="Forme25" draw:style-name="gr15" draw:text-style-name="P3" svg:width="4.261cm" svg:height="0.847cm" svg:x="2.808cm" svg:y="4.775cm"><draw:text-box><text:p text:style-name="P2">Particuliers</text:p></draw:text-box></draw:frame><draw:line text:anchor-type="paragraph" draw:z-index="26" draw:name="Forme26" draw:style-name="gr2" draw:text-style-name="P2" svg:x1="5.692cm" svg:y1="5.86cm" svg:x2="7.782cm" svg:y2="7.315cm"><text:p/></draw:line><draw:frame text:anchor-type="paragraph" draw:z-index="27" draw:name="Forme27" draw:style-name="gr19" draw:text-style-name="P15" svg:width="12.436cm" svg:height="1.297cm" svg:x="7.015cm" svg:y="-1.496cm"><draw:text-box><text:p text:style-name="P14"><text:span text:style-name="T6">Note de Cadrage + Liste des Champ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29:08.307795439</meta:creation-date>
    <dc:date>2020-02-28T14:13:40.103912163</dc:date>
    <meta:editing-duration>PT1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